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Space Bubbles 9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ules</text:span></text:p>
                <text:list>
                  <text:list-item>
                    <text:p>+100 points for shooting and popping a bubble.</text:p>
                  </text:list-item>
                  <text:list-item>
                    <text:p>+500 points for shooting and killing another ship.</text:p>
                  </text:list-item>
                  <text:list-item>
                    <text:p>Score set to -500 if killed.</text:p>
                  </text:list-item>
                  <text:list-item>
                    <text:p>All ships start with +100 health. Ship is considered killed if health is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ntrols</text:span></text:p>
                <text:list>
                  <text:list-item>
                    <text:p>Steer left</text:p>
                  </text:list-item>
                  <text:list-item>
                    <text:p>Steer right</text:p>
                  </text:list-item>
                  <text:list-item>
                    <text:p>Thrust forward</text:p>
                  </text:list-item>
                  <text:list-item>
                    <text:p>Sh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utonomous Ship Inputs</text:span></text:p>
                <text:list>
                  <text:list-item>
                    <text:p>Distance to the nearest ship.</text:p>
                  </text:list-item>
                  <text:list-item>
                    <text:p>Angle to the nearest ship.</text:p>
                  </text:list-item>
                  <text:list-item>
                    <text:p>Distance to the nearest bubble.</text:p>
                  </text:list-item>
                  <text:list-item>
                    <text:p>Angle to nearest bub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Training Method(s)</text:span></text:p>
                <text:list>
                  <text:list-item>
                    <text:p>I tried two</text:p>
                    <text:list>
                      <text:list-item>
                        <text:p>Evolutionary</text:p>
                      </text:list-item>
                      <text:list-item>
                        <text:p>Online supervised lear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 text:style-name="P3"><text:span text:style-name="T2">Evolutionary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text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headline1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2:36:10.055894476</meta:creation-date>
    <dc:date>2016-05-23T13:13:32.335772009</dc:date>
    <meta:editing-duration>PT22M10S</meta:editing-duration>
    <meta:editing-cycles>5</meta:editing-cycles>
    <meta:generator>LibreOffice/4.3.3.2$Linux_X86_64 LibreOffice_project/430m0$Build-2</meta:generator>
    <meta:document-statistic meta:object-count="43"/>
  </office:meta>
</office:document-meta>
</file>